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25" style:family="paragraph" style:parent-style-name="Text_20_body" style:list-style-name="L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2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4830040277727160113" text:style-name="L1">
        <text:list-item>
          <text:p text:style-name="P19">먹이주기</text:p>
          <text:list>
            <text:list-item>
              <text:p text:style-name="P1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먼저, 크로가 왔다. 지상에서 데굴데굴을 하고 있었을 때 미케가 왔다.</text:p>
            </text:list-item>
            <text:list-item>
              <text:p text:style-name="P23">이 번은 두 마리 모구, 동시에, 허리 문질러 을 했다.</text:p>
            </text:list-item>
            <text:list-item>
              <text:p text:style-name="P23">교대로 했다. 미케가 해달라고 와서도, 크로의 문질러 을 계속했다.</text:p>
            </text:list-item>
          </text:list>
        </text:list-item>
        <text:list-item>
          <text:p text:style-name="P19">신체</text:p>
          <text:list>
            <text:list-item>
              <text:p text:style-name="P19">오른쪽의 좌골<text:span text:style-name="T7">「坐骨</text:span>. 통증<text:span text:style-name="T7">「疼痛</text:span>은 계속한다.</text:p>
            </text:list-item>
            <text:list-item>
              <text:p text:style-name="P19"><text:soft-page-break/>정강이를 위한 문질러. 또한 계속한다.</text:p>
            </text:list-item>
          </text:list>
        </text:list-item>
        <text:list-item>
          <text:p text:style-name="P19">음악</text:p>
          <text:list>
            <text:list-item>
              <text:p text:style-name="P19">동영상을 다시 몇번 찍었다. 我再次拍pai1摄she4了视频。</text:p>
            </text:list-item>
            <text:list-item>
              <text:p text:style-name="P19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831006741537544777" text:style-name="L2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0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24">그 모양「形状에서 판단하여, 처음에는 미케라고 생각했다.</text:p>
                </text:list-item>
                <text:list-item>
                  <text:p text:style-name="P24">그러나, 미케와 비해, 머리가 더 크다. </text:p>
                </text:list-item>
                <text:list-item>
                  <text:p text:style-name="P24">그래서 류이라고 알려졌다.</text:p>
                </text:list-item>
              </text:list>
            </text:list-item>
          </text:list>
        </text:list-item>
        <text:list-item>
          <text:p text:style-name="P20">신체</text:p>
        </text:list-item>
        <text:list-item>
          <text:p text:style-name="P20">음악</text:p>
        </text:list-item>
        <text:list-item>
          <text:p text:style-name="P20">기타</text:p>
          <text:list>
            <text:list-item>
              <text:p text:style-name="P20">이런 멜로디를 어제는 했던 것이지만, 昨日はやっていたのだが</text:p>
            </text:list-item>
            <text:list-item>
              <text:p text:style-name="P20">더우기 그 속편으로 <text:s/>さらに、その続編として</text:p>
            </text:list-item>
            <text:list-item>
              <text:p text:style-name="P20">이런구나. このようなんだ。</text:p>
            </text:list-item>
            <text:list-item>
              <text:p text:style-name="P20">그리고, 더우기 발전 시키면 そして、さらに発展させると</text:p>
            </text:list-item>
            <text:list-item>
              <text:p text:style-name="P20">그러자 이렇게 됩니다. すると、このようになります。</text:p>
            </text:list-item>
            <text:list-item>
              <text:p text:style-name="P20">이 발전은 아직 잘 모른다. この発展はまだ知らない。</text:p>
            </text:list-item>
            <text:list-item>
              <text:p text:style-name="P20">어쨌든, 이 번에는 いずれにせよ、この度は</text:p>
            </text:list-item>
            <text:list-item>
              <text:p text:style-name="P20">이 기본인 D에서 시작하여 この基本のDから始めて</text:p>
            </text:list-item>
            <text:list-item>
              <text:p text:style-name="P20">C를 위해 기본인 A Cのために基本であるA</text:p>
            </text:list-item>
            <text:list-item>
              <text:p text:style-name="P20">좌우, 다른 리듬으로 左右、他のリズムで</text:p>
            </text:list-item>
            <text:list-item>
              <text:p text:style-name="P20"><text:soft-page-break/>메이저 세븐에 맞는 건 무엇인가 하면, メジャーセブンに合ったものは何かというと、</text:p>
            </text:list-item>
            <text:list-item>
              <text:p text:style-name="P20">뭐, 이런 것이구나. まあ、こういうことだ。</text:p>
            </text:list-item>
            <text:list-item>
              <text:p text:style-name="P20">곡의 키를 변경한다는 연습곡. 曲のキーを変更する練習曲。</text:p>
            </text:list-item>
            <text:list-item>
              <text:p text:style-name="P20">처음에 하고 있었던 건 이것. 最初にしていたのはこれ。</text:p>
            </text:list-item>
            <text:list-item>
              <text:p text:style-name="P20">이른바 "1-2-6" 라고 하는 것. いわゆる「1-2-6」ということ。</text:p>
            </text:list-item>
            <text:list-item>
              <text:p text:style-name="P20">이런 곡도 있구나. このような曲もあるんだ。</text:p>
            </text:list-item>
            <text:list-item>
              <text:p text:style-name="P20">키를 잠정적으로 D로 하고, キーを暫定的にDとし、</text:p>
            </text:list-item>
            <text:list-item>
              <text:p text:style-name="P20"><text:s text:c="2"/>2와 7을 뽑습니다. ２と７を抜きます。</text:p>
            </text:list-item>
            <text:list-item>
              <text:p text:style-name="P20"/>
            </text:list-item>
            <text:list-item>
              <text:p text:style-name="P20">자신이 그 때 하고 있는 걸 그 장소에 두고 버리고, 自分がその時していることをその場所に置いてしまって、</text:p>
            </text:list-item>
            <text:list-item>
              <text:p text:style-name="P20"><text:s text:c="2"/>그 사람들의 흉내를 시작하고 버린다. それらの人々の真似を始めてしまう。</text:p>
            </text:list-item>
            <text:list-item>
              <text:p text:style-name="P20"><text:s text:c="2"/>그것이 고통의 시작. それ苦痛の始まり。</text:p>
            </text:list-item>
            <text:list-item>
              <text:p text:style-name="P20"><text:s text:c="2"/>그리고 동요를 억제 하려고 そして動揺を抑制しようと</text:p>
            </text:list-item>
            <text:list-item>
              <text:p text:style-name="P20"><text:s text:c="2"/>그 사람들을 공격하기 시작한다. それらの人々を攻撃し始める。</text:p>
            </text:list-item>
            <text:list-item>
              <text:p text:style-name="P20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0"><text:s text:c="2"/>그 자리에서 자신에게 전달하기. その場で自分に伝達する。</text:p>
            </text:list-item>
            <text:list-item>
              <text:p text:style-name="P20"><text:s text:c="2"/>뭘? <text:s/>자신 안의 소중한 것에 종사하십시오. 何？自分の中の大切な事に取り組むしてください。</text:p>
            </text:list-item>
            <text:list-item>
              <text:p text:style-name="P20"><text:s text:c="2"/>그 소중한 걸 키우세요. その貴重なもの育ててください。</text:p>
            </text:list-item>
            <text:list-item>
              <text:p text:style-name="P20"><text:s text:c="2"/>그 소중한 걸 중심으로 빛이 퍼져갑니다. その貴重なものを中心に光が広がっていきます。</text:p>
            </text:list-item>
            <text:list-item>
              <text:p text:style-name="P20"><text:s text:c="2"/>誰かに、縋り付こうとする。</text:p>
            </text:list-item>
            <text:list-item>
              <text:p text:style-name="P20"><text:s text:c="2"/>그 걸 놓아, 이 걸 자라게 하십시오. let it go and let this grow.</text:p>
            </text:list-item>
            <text:list-item>
              <text:p text:style-name="P20"><text:s text:c="2"/><text:tab/>어떤 영화를 보는지, <text:s/>어떤 음악을 들을까, どんな映画を見るか、どんな音楽を聴くか</text:p>
            </text:list-item>
            <text:list-item>
              <text:p text:style-name="P20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0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0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3952843430020871681" text:style-name="L3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1"><text:span text:style-name="T4">류는 오지 않았다.</text:span></text:p>
            </text:list-item>
            <text:list-item>
              <text:p text:style-name="P21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  <text:list>
            <text:list-item>
              <text:p text:style-name="P21">한국어로 자유작문을 쓰고 있었다.</text:p>
            </text:list-item>
            <text:list-item>
              <text:p text:style-name="P21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1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1">자유작문</text:p>
          <text:list>
            <text:list-item>
              <text:p text:style-name="P21">C, D, E로 올라간다. C、D、Eと、上がっていく。</text:p>
            </text:list-item>
            <text:list-item>
              <text:p text:style-name="P21">C에서 D로 올라간다.</text:p>
            </text:list-item>
            <text:list-item>
              <text:p text:style-name="P21">처음의 녹음인데, 初めての録音なのですが、</text:p>
            </text:list-item>
            <text:list-item>
              <text:p text:style-name="P21">앨범의 두 번째의 곡으로 하자. アルバムの、２番目の曲にしよう。</text:p>
            </text:list-item>
            <text:list-item>
              <text:p text:style-name="P21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1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1">C는 이런 느낌이다. Cは、こんな感じです。</text:p>
            </text:list-item>
            <text:list-item>
              <text:p text:style-name="P21">G는 어때 라고 하면, Gはどうだ、と言うと、</text:p>
            </text:list-item>
            <text:list-item>
              <text:p text:style-name="P21"/>
            </text:list-item>
            <text:list-item>
              <text:p text:style-name="P21"/>
            </text:list-item>
            <text:list-item>
              <text:p text:style-name="P21"/>
            </text:list-item>
            <text:list-item>
              <text:p text:style-name="P21">우리는 <text:s/>원래 머리가 좋다. 私たちは、皆、元々、頭がいいです。</text:p>
            </text:list-item>
            <text:list-item>
              <text:p text:style-name="P21">더 자세히 하면, もっと細かく言うと、</text:p>
            </text:list-item>
            <text:list-item>
              <text:p text:style-name="P21">우리의 뇌는 원래 좋다.</text:p>
            </text:list-item>
            <text:list-item>
              <text:p text:style-name="P21">아마 어딘가에서 들은 이야기 겠지만, 多分、どこかで聞いた話でしょうが、</text:p>
            </text:list-item>
            <text:list-item>
              <text:p text:style-name="P21">머리에는 원래 "좋다" 라든가 "나쁘다" 라고 하는 건 아니고, <text:s/>頭には、「いい」だの、「悪い」だのはなくて、</text:p>
            </text:list-item>
            <text:list-item>
              <text:p text:style-name="P21">그러한 건 원래 아니고, そういうものは、元々はなくて、</text:p>
            </text:list-item>
            <text:list-item>
              <text:p text:style-name="P21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1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>@@@</text:p>
      <text:p text:style-name="P5">[XXX] </text:p>
      <text:p text:style-name="P8">myself / diary / XXX</text:p>
      <text:p text:style-name="P8"/>
      <text:list xml:id="list31624763" text:continue-list="list831006741537544777" text:style-name="L2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0">신체</text:p>
        </text:list-item>
        <text:list-item>
          <text:p text:style-name="P20">음악</text:p>
        </text:list-item>
        <text:list-item>
          <text:p text:style-name="P20">기타</text:p>
        </text:list-item>
        <text:list-item>
          <text:p text:style-name="P20">자유작문</text:p>
        </text:list-item>
      </text:list>
      <text:p text:style-name="P7"/>
      <text:p text:style-name="P5">[/ XXX] </text:p>
      <text:p text:style-name="P2"><text:soft-page-break/>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620811" text:continue-numbering="true" text:style-name="L2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0">신체</text:p>
        </text:list-item>
        <text:list-item>
          <text:p text:style-name="P20">음악</text:p>
        </text:list-item>
        <text:list-item>
          <text:p text:style-name="P20">기타</text:p>
        </text:list-item>
        <text:list-item>
          <text:p text:style-name="P20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4594058830927007109" text:style-name="L4">
        <text:list-item>
          <text:p text:style-name="P25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ext:soft-page-break/>
        <table:table-row>
          <table:table-cell table:style-name="表5.A2" office:value-type="float" office:value="11">
            <text:p text:style-name="P14">11</text:p>
          </table:table-cell>
          <table:table-cell table:style-name="表5.B2" office:value-type="string">
            <text:p text:style-name="P13">やらず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14">
            <text:p text:style-name="P14">14</text:p>
          </table:table-cell>
          <table:table-cell table:style-name="表5.B2" office:value-type="string">
            <text:p text:style-name="P13">新しい</text:p>
          </table:table-cell>
          <table:table-cell table:style-name="表5.C2" office:value-type="string">
            <text:p text:style-name="P15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text:span text:style-name="T7"> / 初めて</text:span>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 office:value-type="float" office:value="16">
            <text:p text:style-name="P14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6"/>
          </table:table-cell>
          <table:table-cell table:style-name="表2.B2" office:value-type="string">
            <text:p text:style-name="P13"/>
          </table:table-cell>
          <table:table-cell table:style-name="表2.A2" office:value-type="float" office:value="17">
            <text:p text:style-name="P14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6"/>
      <text:p text:style-name="P12"><text:soft-page-break/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8T11:40:56.41</dc:date>
    <dc:creator>iwabuchi ken</dc:creator>
    <meta:editing-duration>P1DT9H22M54S</meta:editing-duration>
    <meta:editing-cycles>205</meta:editing-cycles>
    <meta:generator>OpenOffice/4.1.3$Win32 OpenOffice.org_project/413m1$Build-9783</meta:generator>
    <meta:document-statistic meta:table-count="5" meta:image-count="0" meta:object-count="0" meta:page-count="8" meta:paragraph-count="192" meta:word-count="2342" meta:character-count="3737"/>
  </office:meta>
</office:document-meta>
</file>